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ibrarian" svg:font-family="Librarian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Helvetica" fo:font-size="9pt" fo:letter-spacing="normal" fo:font-style="normal" fo:font-weight="normal" officeooo:rsid="001f34e7" officeooo:paragraph-rsid="001f34e7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Carlito" fo:font-size="12pt" fo:letter-spacing="normal" fo:font-style="normal" fo:font-weight="normal" officeooo:rsid="001f34e7" officeooo:paragraph-rsid="001f34e7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Carlito" fo:font-size="12pt" fo:letter-spacing="normal" fo:font-style="normal" fo:font-weight="normal" officeooo:rsid="001f34e7" officeooo:paragraph-rsid="001f34e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Carlito" fo:font-size="11pt" fo:letter-spacing="normal" fo:font-style="normal" fo:font-weight="normal" officeooo:rsid="001f34e7" officeooo:paragraph-rsid="001f34e7" style:font-size-asian="11pt" style:font-size-complex="11pt"/>
    </style:style>
    <style:style style:name="P5" style:family="paragraph" style:parent-style-name="Standard">
      <style:text-properties fo:font-variant="normal" fo:text-transform="none" fo:color="#000000" style:font-name="Carlito" fo:font-size="11pt" fo:letter-spacing="normal" fo:font-style="normal" fo:font-weight="normal" officeooo:rsid="001f34e7" officeooo:paragraph-rsid="001f34e7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Carlito" fo:font-size="12pt" officeooo:rsid="001f34e7" officeooo:paragraph-rsid="001f34e7" style:font-size-asian="12pt" style:font-size-complex="12pt"/>
    </style:style>
    <style:style style:name="P7" style:family="paragraph" style:parent-style-name="Standard">
      <style:text-properties style:font-name="Carlito" fo:font-size="12pt" officeooo:paragraph-rsid="001f34e7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arlito" fo:font-size="16pt" officeooo:rsid="001f34e7" officeooo:paragraph-rsid="001f34e7" style:font-size-asian="16pt" style:font-size-complex="16pt"/>
    </style:style>
    <style:style style:name="P9" style:family="paragraph" style:parent-style-name="Standard">
      <style:text-properties style:font-name="Carlito" fo:font-size="14pt" officeooo:rsid="001f34e7" officeooo:paragraph-rsid="001f34e7" style:font-size-asian="14pt" style:font-size-complex="14pt"/>
    </style:style>
    <style:style style:name="T1" style:family="text">
      <style:text-properties officeooo:rsid="001f34e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1f34e7" style:font-size-asian="12pt" style:font-size-complex="12pt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 officeooo:rsid="001f34e7"/>
    </style:style>
    <style:style style:name="T4" style:family="text">
      <style:text-properties fo:font-variant="normal" fo:text-transform="none" fo:color="#000000" fo:letter-spacing="normal" fo:font-style="normal" fo:font-weight="normal" officeooo:rsid="001f34e7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pecificació</text:p>
      <text:p text:style-name="P6"/>
      <text:p text:style-name="P9">Persistència</text:p>
      <text:p text:style-name="P9"/>
      <text:p text:style-name="P3">Persistence</text:p>
      <text:p text:style-name="P5">+ String readBoard(String name, String user)</text:p>
      <text:p text:style-name="P5">+ void saveBoard(String name, String content, boolean overwrite, String user)</text:p>
      <text:p text:style-name="P5">+ void deleteBoard(String name, String user)</text:p>
      <text:p text:style-name="P5">+ String readGame(String name, String user)</text:p>
      <text:p text:style-name="P5">+ void saveGame(String name, String content, boolean overwrite, String user)</text:p>
      <text:p text:style-name="P5">+ String readRanking(boolean d, boolean h, boolean v)</text:p>
      <text:p text:style-name="P5">+ void saveRanking(boolean d, boolean h, boolean v, String content)</text:p>
      <text:p text:style-name="P5">+ void createUser(String name, String password)</text:p>
      <text:p text:style-name="P5">+ void deleteUser(String name)</text:p>
      <text:p text:style-name="P5">+ String getPassword(String name)</text:p>
      <text:p text:style-name="P5">+ String[] getGames(String name)</text:p>
      <text:p text:style-name="P5">+ String[] getBoards(String name)</text:p>
      <text:p text:style-name="P1"/>
      <text:p text:style-name="P3"/>
      <text:p text:style-name="P6"/>
      <text:p text:style-name="P6">PRanking</text:p>
      <text:p text:style-name="P6"/>
      <text:p text:style-name="P4">+ String read(String mode)</text:p>
      <text:p text:style-name="P4">+ void write(String mode, String content)</text:p>
      <text:p text:style-name="P2"/>
      <text:p text:style-name="P2"/>
      <text:p text:style-name="P7"><text:span text:style-name="T4">PUser</text:span></text:p>
      <text:p text:style-name="P7"><text:span text:style-name="T4"/></text:p>
      <text:p text:style-name="P4">+ void create(String name, String password)</text:p>
      <text:p text:style-name="P4">+ void delete(String name)</text:p>
      <text:p text:style-name="P4">+ String getPassword(String user)</text:p>
      <text:p text:style-name="P4">+ String[] getGames(String user)</text:p>
      <text:p text:style-name="P4">+ String[] getBoards(String user)</text:p>
      <text:p text:style-name="P2"/>
      <text:p text:style-name="P2"/>
      <text:p text:style-name="P2">PBoard</text:p>
      <text:p text:style-name="P4">+void write(String name, String content, boolean overwrite, String user)</text:p>
      <text:p text:style-name="P4">+void delete(String name, String user)</text:p>
      <text:p text:style-name="P2"/>
      <text:p text:style-name="P7"><text:span text:style-name="T4">PGame</text:span></text:p>
      <text:p text:style-name="P4">+ String read(String name, String user)</text:p>
      <text:p text:style-name="P4">+ void write(String name,String content, boolean overwrite, String user)</text:p>
      <text:p text:style-name="P4">+ void delete(String name, String user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ibrarian" svg:font-family="Librarian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3:04:56.628808321</meta:creation-date>
    <dc:date>2021-05-19T13:12:43.150749390</dc:date>
    <meta:editing-duration>PT7M47S</meta:editing-duration>
    <meta:editing-cycles>1</meta:editing-cycles>
    <meta:document-statistic meta:table-count="0" meta:image-count="0" meta:object-count="0" meta:page-count="1" meta:paragraph-count="31" meta:word-count="152" meta:character-count="1133" meta:non-whitespace-character-count="1012"/>
    <meta:generator>LibreOffice/6.4.6.2$Linux_X86_64 LibreOffice_project/40$Build-2</meta:generator>
  </office:meta>
</office:document-meta>
</file>